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text-properties fo:font-size="9pt" style:text-underline-style="none" fo:font-weight="normal" style:font-size-asian="9pt" style:font-weight-asian="normal" style:font-size-complex="9pt" style:font-weight-complex="normal"/>
    </style:style>
    <style:style style:name="P5" style:family="paragraph" style:parent-style-name="Standard">
      <style:paragraph-properties fo:text-align="justify" style:justify-single-word="fals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style:font-weight-asian="normal" style:font-weight-complex="normal"/>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sans-serif" fo:font-size="7.80000019073486pt" fo:letter-spacing="normal" fo:font-style="normal" fo:font-weight="normal"/>
    </style:style>
    <style:style style:name="P9"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text-align="justify" style:justify-single-word="false" fo:break-before="page"/>
      <style:text-properties style:text-underline-style="solid" style:text-underline-width="auto" style:text-underline-color="font-color" fo:font-weight="bold" style:font-weight-asian="bold" style:font-weight-complex="bold"/>
    </style:style>
    <style:style style:name="P11" style:family="paragraph" style:parent-style-name="Standard" style:list-style-name="L1">
      <style:paragraph-properties fo:text-align="justify" style:justify-single-word="false"/>
    </style:style>
    <style:style style:name="P12" style:family="paragraph" style:parent-style-name="Standard" style:list-style-name="L2">
      <style:paragraph-properties fo:text-align="justify" style:justify-single-word="false"/>
    </style:style>
    <style:style style:name="P13" style:family="paragraph" style:parent-style-name="Standard" style:list-style-name="L3">
      <style:paragraph-properties fo:text-align="justify" style:justify-single-word="false"/>
    </style:style>
    <style:style style:name="P14" style:family="paragraph" style:parent-style-name="Standard" style:list-style-name="L2">
      <style:paragraph-properties fo:text-align="justify" style:justify-single-word="false"/>
      <style:text-properties fo:font-weight="bold" style:font-weight-asian="bold" style:font-weight-complex="bold"/>
    </style:style>
    <style:style style:name="P15" style:family="paragraph" style:parent-style-name="Standard" style:list-style-name="L4"/>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CH GUIDELINES FOR JAVA DEVELOPERS</text:p>
      <text:p text:style-name="P1"/>
      <text:p text:style-name="P4">“<text:span text:style-name="T1">How it is done is as important as getting it done.</text:span>” <text:s/></text:p>
      <text:p text:style-name="P4">The Software Craftsman (Sandro Mancuso)</text:p>
      <text:p text:style-name="P1"/>
      <text:p text:style-name="P1"/>
      <text:p text:style-name="P1">Value Code Legibility </text:p>
      <text:p text:style-name="P5">Martin Fowler says: “<text:span text:style-name="T1">Any fool can write code that a computer can understand. Good programmers write code that humans can understand</text:span>.” We want to encourage very descriptive code that reads like a book. Legibility is essential because it removes key-man dependencies and reduces visible complexity to the person who is looking at code for the first time. This isn't difficult. For instance, extract well-named private methods for certain operations or condition checking so it's obvious to the next person what operation is being performed or what condition is being checked. Keep classes small and highly specialised. Take pride in the code by consciously keeping it neat and lean. Don't think you can't clean up code you didn't write; <text:span text:style-name="T1">we all own the codebase</text:span>. When changing any code, remember the Boy Scout Rule: “<text:span text:style-name="T1">Always leave the campground cleaner than you found it</text:span>”.</text:p>
      <text:p text:style-name="Standard"/>
      <text:p text:style-name="Standard"/>
      <text:p text:style-name="P1">Practise Sensible Naming</text:p>
      <text:p text:style-name="P5">Sensible naming assists legibility greatly. Class names, variable names and method names should be as descriptive as possible and (where possible) be relatable by business people. Avoid using excessive abbreviation in names. Resist brief but overly generic names. Don't ever have doStuff() type methods. Call things what they actually are and if the behaviour of that class changes then change its name too. Where possible, use the Domain Driven Development principle of mapping classes to real-world concepts or entities. If you are providing an implementations of an interface then in your class name try to give an indication of the specificity of this particular implementation. </text:p>
      <text:p text:style-name="Standard"/>
      <text:p text:style-name="Standard"/>
      <text:p text:style-name="P1">Fail Fast!</text:p>
      <text:p text:style-name="P5">A really good design principle is that software should fail fast. This may sound counter-intuitive to the uninitiated but what it means is that you want an error to be reported as close to the source as possible. Sometimes error handling can actually obfuscate the source of an error. If you let something that's null but shouldn't be proceed in the code or you allow an error to percolate up the stack, for example, then what are you expecting the caller to do with it? In 99% of cases, it is a bad idea to catch an Exception (and a terrible idea to catch Throwable) and just log it. If the code has errored then it's probably the case that execution can't continue safely. There are exceptions (if you'll pardon the pun) to this rule but if you're unsure then ask an experienced colleague when they perform a peer review of your changes.</text:p>
      <text:p text:style-name="Standard"/>
      <text:p text:style-name="Standard"/>
      <text:p text:style-name="P1">Avoid Checked Exceptions</text:p>
      <text:p text:style-name="P5">Only use checked exceptions for APIs to let the consumer know potential errors. Otherwise wrap all errors as RuntimeExceptions but do wrap them still. Also use things like IllegalArgumentException in methods which have to check the value of a parameter for validity. If exceptions can't be handled sensibly at source then its highly likely the caller of your code can't do much with them either. Checked exceptions also bloat method signatures with with unnecessary throws clauses.</text:p>
      <text:p text:style-name="Standard"/>
      <text:p text:style-name="Standard"/>
      <text:p text:style-name="P1">“Once-And-Only-Once”</text:p>
      <text:p text:style-name="P5">Don't cut-and-paste code... ever! Doing this both bloats the codebase and means a potential fix has to be made in multiple places. If the same operation is done in multiple places extract a specialised function class and do it there, then inject that function in your class and don't forget to write a test for that function!</text:p>
      <text:p text:style-name="P1"><text:soft-page-break/>Get To Grip With Functional Programming</text:p>
      <text:p text:style-name="P5">If you don't know about Functional Programming then now is the time to learn. We're not saying start writing Scala though! Java 8 has a java.util.functional package and the key interfaces are Function (see also BiFunction), Consumer, Supplier and Predicate – learn about them and use them enthusiastically. Also use Streams and learn to love lambdas – you'll begin to think iterators and for-loops are positively ugly after a while! Some very important principles in FP are immutability and functional purity (although this can become a bit obsessive <text:s/>with some folks):</text:p>
      <text:p text:style-name="Standard"/>
      <text:list xml:id="list3606083195471825340" text:style-name="L1">
        <text:list-item>
          <text:p text:style-name="P11"><text:span text:style-name="T3">Everything's a function!</text:span> Functions return a value which makes it easier to write a test because you have a return value to assert on in your test rather than relying on using Mockito's verify. Wherever possible functions should be pure (see below). </text:p>
        </text:list-item>
        <text:list-item>
          <text:p text:style-name="P11">I<text:span text:style-name="T3">mmutability</text:span> means once an object has been constructed it cannot change. Usually this is done through a constructor or builder method and the class has no mutator (setter) methods. Also mark classes and variables as final allowing the VM to make optimisations. If a class is immutable then you don't have to worry about thread safety but it also makes it easier both to reason about code and to debug because you know nothing can change the state of that object. (If you haven't then read Helland's paper called “<text:span text:style-name="T1">Immutability Changes Everything</text:span>”)</text:p>
        </text:list-item>
        <text:list-item>
          <text:p text:style-name="P11"><text:span text:style-name="T3">Pure Functions</text:span> are a concept from mathematics. A pure function always returns the same value if you pass the same arguments. This means it is idempotent (you can repeat the call and get the same result.) This is incredibly helpfully both when testing code but also when reasoning about code and debugging. 'Side-effects' (of the technical software engineering sort) can create real headaches for testing.</text:p>
        </text:list-item>
      </text:list>
      <text:p text:style-name="Standard"/>
      <text:p text:style-name="Standard"/>
      <text:p text:style-name="P1">Avoid Expecting Or Passing Null Wherever Possible</text:p>
      <text:p text:style-name="P5">“<text:span text:style-name="T1">I call it my billion-dollar mistake. It was the invention of the null reference in 1965</text:span>”, says Tony Hoare who was a pioneering computer scientist and inventor of the quicksort algorithm. If you pass null then someone else has to check for null and when they don't the code blows up with an NPE (NullPointerException). You can avoid this by setting a default value or using an java.util.Optional instead which at least tells the person the method might not return a value. (There is some debate about whether Optional is acceptable as a method parameter; the official guidelines say not but others in the community disagree. You should never try to serialize an optional though!) You should also never attribute semantic value to null because you can't differentiate between when something correctly returns null and when it returns, well,<text:span text:style-name="T1"> null</text:span> - you see the problem! Lombok has <text:span text:style-name="T3">@NonNull</text:span> annotation. Use this frequently (but judiciously) on fields and method parameters. If null is passed this method will fail fast.</text:p>
      <text:p text:style-name="Standard"/>
      <text:p text:style-name="Standard"/>
      <text:p text:style-name="P1">Smash The Monolith!</text:p>
      <text:p text:style-name="P5">In the early days of J2EE when people (misguidedly) thought EJBs were a good idea then developers ended up writing mainly two things: small DTO objects which had very little behaviour (other than accessor and mutator methods plus hashcode and equals) and huge monolithic service classes which were very procedural in nature and didn't encourage code reuse. On top of this, everything sat inside one application server so the application itself was a monster monolith! This turned out to be a very bad idea. Monolithic services are difficult to read and difficult to test. (Ever tried testing a class where you have to mock out a zillion dependencies?) Monolithic applications meant that in order to make a single, small change you have to bring the entire application down. We want to avoid this. Modern architectures focus on microservices: independent, specialised services which can easily be spun up and do very specific tasks. Likewise, we try to avoid monolithic service classes by breaking them up to delegates, functions, collaborators etc. Use your refactoring skills to put software patterns to good use. We dearly love all those adaptors, factories, facades and builders! DTOs are good but save them for serialization/deserialization.</text:p>
      <text:p text:style-name="P1"><text:soft-page-break/>Avoid Anaemic Domain Models</text:p>
      <text:p text:style-name="P5">Another consequence of the 1990s obsession with DTOs was that it led to very un-OO code. There are two questions that should be permanently at the forefront of any self-respecting software developer''s mind: am I dealing with separate concerns (i.e. should this stuff be lumped together) and where does the behaviour belong? Rich domain models where behaviour exists in the right places and utilises good OO principles allow new functionality to be delivered much more quickly. Read Martin Fowler's <text:s/>article on the Anaemic Domain Model (as it was he who coined the phrase.)</text:p>
      <text:p text:style-name="Standard"/>
      <text:p text:style-name="P8"/>
      <text:p text:style-name="P1">Utility Classes</text:p>
      <text:p text:style-name="P5">Utility classes should really only have static methods and should be specialised in nature (i.e. no generic, all-encompassing utility classes.) They should be stateless and should also be tested. Generally the method should be quite short and keep method names descriptive.</text:p>
      <text:p text:style-name="Standard"/>
      <text:p text:style-name="P1"/>
      <text:p text:style-name="P1">Domain Objects &amp; Ubiquitous Language</text:p>
      <text:p text:style-name="P5">Domain objects should ideally be named after what they relate to in the 'real world'. This idea came out of <text:span text:style-name="T3">Domain Driven Development</text:span><text:span text:style-name="T4">.</text:span> (Read Eric Evan's book on this.) Try to agree with your business analyst or product owner how these should be called so that you can refer to actual objects in meetings. Adopting a '<text:span text:style-name="T1">ubiquitous language</text:span>' is an agile principle: if you and your business partner refer to the same thing(s) using a different term(s) then you are only sowing the seeds of future confusion! BAs should ideally also know the names of certain key domain classes.</text:p>
      <text:p text:style-name="Standard"/>
      <text:p text:style-name="Standard"/>
      <text:p text:style-name="P1">Learn SOLID Design Principles!</text:p>
      <text:p text:style-name="Standard">You should be aware of the SOLID principles of good OO-design:</text:p>
      <text:list xml:id="list3333950754570295955" text:style-name="L2">
        <text:list-header>
          <text:p text:style-name="P14"/>
        </text:list-header>
        <text:list-item>
          <text:p text:style-name="P12"><text:span text:style-name="T3">[S]ingle-Responsiblity Principle</text:span> (“A class should have one and only one reason to change, meaning that a class should have only one job.” Is your class doing too much or is it too generic?)</text:p>
          <text:p text:style-name="P12"/>
        </text:list-item>
        <text:list-item>
          <text:p text:style-name="P12">[<text:span text:style-name="T3">O]pen-Closed Principle </text:span>(“Objects or entities should be open for extension, but closed for modification.” Be careful of overzealous use of final though as it prevents mocking of that class. Where possible also f<text:span text:style-name="T1">avour composition over inheritance</text:span>. Abstract classes and default methods can be useful though!)</text:p>
          <text:p text:style-name="P12"/>
        </text:list-item>
        <text:list-item>
          <text:p text:style-name="P12"><text:span text:style-name="T3">[L]iskov Substitution Principle</text:span> (“Every subclass/derived class should be substitutable for their base/parent class.” Also, interfaces are great: as a consumer I can see what the class does without worrying about how it does it and we can substitute alternative implementations. Look at the Strategy pattern here too.)</text:p>
          <text:p text:style-name="P12"/>
        </text:list-item>
        <text:list-item>
          <text:p text:style-name="P12"><text:span text:style-name="T3">[I]nterface Segregation Principle</text:span> <text:s/>(“A client should never be forced to implement an interface that it doesn't use or clients shouldn't be forced to depend on methods they do not use.” In a nutshell, you shouldn't really implement a method which does nothing or throws an exception saying “This should never be called.” Sometimes this is unavoidable.)</text:p>
          <text:p text:style-name="P12"/>
        </text:list-item>
        <text:list-item>
          <text:p text:style-name="P12"><text:span text:style-name="T3">[D]ependency Inversion Principle</text:span> <text:s/>(“Entities must depend on abstractions not on concretions.” Java and J2EE has a number of abstractions e.g JMS, JDBC. These are great because alternative implementations can just be plugged in relatively easily.)</text:p>
        </text:list-item>
      </text:list>
      <text:p text:style-name="Standard"/>
      <text:p text:style-name="P9">Dependency Injection</text:p>
      <text:p text:style-name="P5">Dependency injection is not the same as dependency inversion. Dependency injection is technique whereby <text:s/>the dependencies of another object are passed in by another (parent) object so dependencies aren't 'hard-wired'. Sometimes this is also called the the <text:span text:style-name="T3">Hollywood Principle</text:span> (“Don't call us, we'll call you,” as casting directors often say to hopeful but talentless actors.) We use <text:span text:style-name="T3">SpringBoot</text:span> as a container for dependency injection Dependency injection can be done through setter methods but <text:span text:style-name="T3">constructor-based dependency</text:span> is generally preferable because it enforces a tighter contract with collaborators. Dependency injection is <text:span text:style-name="T1">necessary</text:span> to make classes testable and encourages loose coupling. If you see in your class a place where you're declaring new instance of another major class then inject a factory and now the factory can be mocked and this class and the class you're trying to instantiate are effectively decoupled. Nice!</text:p>
      <text:p text:style-name="P1"/>
      <text:p text:style-name="P1"/>
      <text:p text:style-name="P1">House Code Style</text:p>
      <text:p text:style-name="Standard">General points of LCH code style include the following:</text:p>
      <text:p text:style-name="Standard"/>
      <text:list xml:id="list6334844700262351382" text:style-name="L3">
        <text:list-item>
          <text:p text:style-name="P13">For improved legibility, we prefer public methods to be at the <text:span text:style-name="T1">top of the class</text:span> and private methods below (except for any custom hashcode, equals and toString which are at the bottom) – also don't make methods public or package public if not strictly necessary</text:p>
        </text:list-item>
        <text:list-item>
          <text:p text:style-name="P13">Generally, speaking we make use of <text:span text:style-name="T3">Lombok</text:span> to provide hashcode, equals and toString through the <text:span text:style-name="T3">@Data</text:span> annotation,</text:p>
        </text:list-item>
        <text:list-item>
          <text:p text:style-name="P13">We use Lombok's <text:span text:style-name="T3">@RequiredArgsConstructor</text:span> for constructor-based dependency injection – note that collaborators must be marked as <text:span text:style-name="T3">private</text:span> and <text:span text:style-name="T3">final</text:span></text:p>
        </text:list-item>
        <text:list-item>
          <text:p text:style-name="P13">We use <text:span text:style-name="T3">@Sl4fj </text:span>to inject a logger</text:p>
        </text:list-item>
        <text:list-item>
          <text:p text:style-name="P13">Roughly speaking, new classes should not be longer than 400 lines (or they quickly become monoliths) and we encourages legacy monolith classes to refactored into smaller more manageable units</text:p>
        </text:list-item>
        <text:list-item>
          <text:p text:style-name="P13">Ideally a single method should not be more than 40-50 lines. We encourage judicious use of well-named private methods </text:p>
        </text:list-item>
      </text:list>
      <text:p text:style-name="P5"/>
      <text:p text:style-name="Standard"/>
      <text:p text:style-name="P1">Restful Services</text:p>
      <text:p text:style-name="P5">We like restful services, particularly for serving up immutable data to be consumed by other services. In these cases, you should consider using an HTTP <text:span text:style-name="T3">GET</text:span>. Where mutation occurs and/or if data is sensitive then favour <text:span text:style-name="T3">POST</text:span> unless it is deleting in which case <text:span text:style-name="T3">DELETE</text:span>. Swagger is an excellent tool for exposing Rest endpoint for testing but it should not be switched on in production. You can use @ConditionOnExpression(“someProperty”) to have a flag to allow certain endpoints to be switched off in prod or pre-prod environments. In Spring, for new services you should really consider migrating from RestTemplate to the new HttpClient for consuming rest endpoints. Also, you should always consider custom handling of <text:span text:style-name="T3">404</text:span> (by catching a ConnectException or an exception where the cause is a ConnectException) and a <text:span text:style-name="T3">500</text:span> (which means the invocation failed in the other service.) Avoid just throwing these exceptions especially within a transaction because you can get into an infinite-retry loop between services and instead consider returning a meaningful response with an error message. In some cases, fire-and-forget requests may be preferable for performance reasons.</text:p>
      <text:p text:style-name="Standard"/>
      <text:p text:style-name="Standard"/>
      <text:p text:style-name="P1">Considered Use of Generics And Typing</text:p>
      <text:p text:style-name="P5">Raised in the javaworld, we have learned to love strong typing and not all that wishy-washy javascript where you can't figure out what's what. In Java 10 we finally have val and var but don't feel ashamed of typing. Always declare types (especially of collections.) Using generics is great too but don't go overboard with it in your design or it can almost encourage obscurity. </text:p>
      <text:p text:style-name="P1"><text:soft-page-break/>Prefer java.nio To The Old java,io</text:p>
      <text:p text:style-name="P7">Where possible use Java 4's NIO API. This, as the name suggests, is non-blocking and therefore more performant. Also the NIO classes (such as Path) are mockable. Consider injecting a filesystem which is mockable using Google's JimFS. Note: you can't use Path.toFile() with JimFS though!</text:p>
      <text:p text:style-name="P1"/>
      <text:p text:style-name="P1"/>
      <text:p text:style-name="P1">Test For Success (And Failure)</text:p>
      <text:p text:style-name="P5">We love unit tests! Write lots of them (but not duplicates ones) and make the test method really descriptive of what you're testing. Try not to write tests that test multiple conditions in the same test method. Always try to test edge cases and exceptions being thrown (using <text:span text:style-name="T3">@Expected</text:span> annotation.) Use IntelliJ's code coverage tool to find holes which aren't covered and if you ever have a spare moment then write a test to close that hole. Integration tests (e.g <text:span text:style-name="T3">SpringBootTest</text:span>) slow the build and should only be written when absolutely necessary but they're like cream cakes – nice so long as you don't overdo it. Integration tests should always be named with a name ending in IT.java. Generally speaking, avoid very data-centric tests – if a test fails because it expected 4.12 but the method returned 87,878.35 then that's not meaningful unless you supply a short message in the assertion. Make judicious use of <text:span text:style-name="T3">Mockito</text:span>. Know how to use <text:span text:style-name="T3">verify()</text:span> and <text:span text:style-name="T3">verifyZeroInteractions() </text:span>or its more modern equivalents. If your class has to do too much mocking then its a signal that it's brittle and you should refactor so less collaborating classes need to be injected. If you cannot work out why a test is failing so you just decide to mark it with @Ignore and check it in then you are doing a disservice to yourself and everyone else on your team; a very wise man once said, “<text:span text:style-name="T1">A man who switches off his smoke alarm soon comes home to a burned-out house</text:span>.” Always, bear in mind though: “<text:span text:style-name="T1">Software testing proves the existence of bugs but not their absence</text:span>.”</text:p>
      <text:p text:style-name="Standard"/>
      <text:p text:style-name="Standard"/>
      <text:p text:style-name="P1">Write The Test First!</text:p>
      <text:p text:style-name="P5">Test-Driven Development is not just about having a really good suite of tests to provide an insurance policy against change, driving your design out through a <text:span text:style-name="T2">test-first</text:span> <text:span text:style-name="T2">approach</text:span> leads to a better and more intuitive design. Maybe stub out some test methods first so that you remember all the possible permutations or edge-cases you want to to test to prevent you forgetting later. At first it's difficult but soon you'll learn to love TDD for the many rewards it brings.</text:p>
      <text:p text:style-name="Standard"/>
      <text:p text:style-name="Standard"/>
      <text:p text:style-name="P1">Source Control Practices</text:p>
      <text:p text:style-name="P5">We use BitBucket for source control. We use 'dev' for main development work but you should try to develop code on a feature branch that is named after the Jira ticket. So for new features it would be feature/foo-99 (where foo-99 is the JIRA) or defect/foo-88 if you're fixing a bug. The pull request should be peer reviewed by at least one other developer before merging in dev. Don't ever commit directly to master or a release branch unless it is a hotfix signed off by someone very senior. Always have the jira name in your commit comment too along with a short explanation.</text:p>
      <text:p text:style-name="Standard"/>
      <text:p text:style-name="Standard"/>
      <text:p text:style-name="P1">Logging &amp; Alerting</text:p>
      <text:p text:style-name="P5">Logfiles are the storybook of an application that may be live in production. You cannot use a remote debugger in production (without probably getting fired) so the logfiles will be your best friend in diagnosing a production problem. Don't log mindlessly or excessively or you'll fill up the log files with noise and make the 'story' of your application completely incomprehensible. If you want to log in detail then do it at trace or debug level, otherwise log at info level. Don't log at warning or error as this will cause accidental Geneos alerts and possibly raise a P2 and then you will have a lot of explaining to do to senior management. Geneos alerts are great but coordinate with support so they know what you're alerting them to – they don't want to be bombarded by a million pointless alerts at 3am but they do want to know if something has gone awry.</text:p>
      <text:p text:style-name="P10">Automation Avoids Monotony!</text:p>
      <text:p text:style-name="P5">Phillipp Lenssen said the best developers are actually lazy! “<text:span text:style-name="T1">Lazy, because only lazy programmers will want to write the kind of tools that might replace [repetitive tasks].... Lazy, because only a lazy programmer will avoid writing monotonous, repetitive code—thus avoiding redundancy, the enemy of software maintenance and flexible refactoring. Mostly, the tools and processes that come out of this endeavor fired by laziness will speed up the production</text:span>.” If you find yourself performing a repetitive task then automate it and cut time in the future thus allowing you to crack on with something more interesting. Get to grips with Ansible Playbooks too and foster a <text:span text:style-name="T1">devops mindset</text:span>.</text:p>
      <text:p text:style-name="P3"/>
      <text:p text:style-name="P3"/>
      <text:p text:style-name="P3">Write a README in markdown!</text:p>
      <text:p text:style-name="P5">The Agile manifesto states a preference for working software over reams of documentation. Saying that, documentation which stays up to date is a gift for the developer who may be new to the job and has to get stuck in. We like readmes because you can see them in BitBucket but also because the documentation is right there next to the actual code so it's highly likely to be up to date. There's nothing worse than being given a bad steer by documentation which is out of date. Everyone likes a diagram, especially flow charts keep them general and not referring to changing class names.</text:p>
      <text:p text:style-name="Standard"><text:tab/></text:p>
      <text:p text:style-name="Standard"/>
      <text:p text:style-name="P1">Comments &amp; Commented-Out Code</text:p>
      <text:p text:style-name="P7">Comments can be useful but excessive commenting can sometimes indicate your code itself is not very legible to someone else. Also, unnecessary commenting really bloats code and we want to write nice lean, well-formatted, readable code. Javadoc has largely fallen out of fashion these days – after all, nobody needs a javadoc comment to say getId() returns an id! <text:span text:style-name="T3">Commented out code should simply be removed</text:span> and you should refrain from checking in commented out code yourself unless there's a very good reason. Commented out code is like rust: it looks bad, causes decay and stays there unless someone does something about it. Also, what are you implying to the next developer when you comment something out? Unless there is a very good chance the commented out code will be reinstated at some point in the near future then there is simply no need: we have source for versioning so commenting out is both unnecessary, ugly and misleading. </text:p>
      <text:p text:style-name="P6"/>
      <text:p text:style-name="P1"/>
      <text:p text:style-name="P1">Books To Read</text:p>
      <text:p text:style-name="Standard"/>
      <text:p text:style-name="Standard">If you're a relative newcomer to Java then I highly recommend the following:</text:p>
      <text:p text:style-name="Standard"/>
      <text:list xml:id="list756724766629145909" text:style-name="L4">
        <text:list-item>
          <text:p text:style-name="P15">Josh Bloch's “<text:span text:style-name="T3">Effective Java</text:span>” (general good principles)</text:p>
        </text:list-item>
        <text:list-item>
          <text:p text:style-name="P15">Brian Goetz's Java “<text:span text:style-name="T3">Concurrency In Practice</text:span>” (for anything on multithreading)</text:p>
        </text:list-item>
        <text:list-item>
          <text:p text:style-name="P15">“<text:span text:style-name="T3">Refactoring</text:span>” and “<text:span text:style-name="T3">Enterprise Integration Patterns</text:span>” by Martin Fowler </text:p>
        </text:list-item>
        <text:list-item>
          <text:p text:style-name="P15">“<text:span text:style-name="T3">Java Design Patterns</text:span>” by James W. Cooper (mine originally came with a CD-ROM but the examples are still relevant!)</text:p>
        </text:list-item>
        <text:list-item>
          <text:p text:style-name="P15">“<text:span text:style-name="T3">Java 8 In Action</text:span>” (Manning Series)</text:p>
        </text:list-item>
        <text:list-item>
          <text:p text:style-name="P15">“<text:span text:style-name="T3">Domain Driven Development</text:span>” by Eric Evans</text:p>
        </text:list-item>
        <text:list-item>
          <text:p text:style-name="P15">“<text:span text:style-name="T3">Growing Object-Oriented Software, Guided by Tests” </text:span><text:span text:style-name="T4">by Steve Freeman and Nat Pryce (this is the TDD Bible and there's a free PDF version floating around the internet)</text:span> </text:p>
        </text:list-item>
        <text:list-item>
          <text:p text:style-name="P15">“<text:span text:style-name="T3">Clean Code</text:span>” by Robert “Uncle Bob “ Martin (note that Uncle Bob has enraged many Bay Area code-hipsters with his support for Donald Trump but this does not invalidate his authoritative views on software development)</text:p>
        </text:list-item>
        <text:list-item>
          <text:p text:style-name="P15">“<text:span text:style-name="T3">Design Patterns</text:span>” by Erich Gamma, Richard Helm, Ralph Johnson, and John Vlissides (Nobody has ever <text:span text:style-name="T5">actually</text:span> read this largely incomprehensible book but it will impress your colleagues by having it in your desk and if you frequently drone on about it as if you have read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Edwards</meta:initial-creator>
    <meta:creation-date>2020-03-27T18:23:03</meta:creation-date>
    <dc:date>2020-03-29T09:09:31</dc:date>
    <dc:creator>John Edwards</dc:creator>
    <meta:editing-duration>P1DT6M27S</meta:editing-duration>
    <meta:editing-cycles>246</meta:editing-cycles>
    <meta:generator>OpenOffice/4.1.7$Unix OpenOffice.org_project/417m1$Build-9800</meta:generator>
    <meta:document-statistic meta:table-count="0" meta:image-count="0" meta:object-count="0" meta:page-count="6" meta:paragraph-count="77" meta:word-count="3526" meta:character-count="21364"/>
  </office:meta>
</office:document-meta>
</file>